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400000080DDCE4629FEFCFABA.png" manifest:media-type="image/png"/>
  <manifest:file-entry manifest:full-path="Pictures/10000000000002000000020056D5795D97F17E95.jpg" manifest:media-type="image/jpeg"/>
  <manifest:file-entry manifest:full-path="Pictures/10000000000000B9000000B78E28467E8A8C6A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32cm" svg:height="4.841cm" svg:x="0.313cm" svg:y="0.366cm">
          <draw:image xlink:href="Pictures/10000000000000B9000000B78E28467E8A8C6A69.png" xlink:type="simple" xlink:show="embed" xlink:actuate="onLoad" loext:mime-type="image/png">
            <text:p/>
          </draw:image>
        </draw:frame>
        <draw:frame draw:style-name="gr2" draw:text-style-name="P2" draw:layer="layout" svg:width="4.178cm" svg:height="5.216cm" draw:transform="skewX (0.0150098315671512) translate (0.332cm 0.118cm)">
          <draw:image xlink:href="Pictures/100000000000008400000080DDCE4629FEFCFABA.png" xlink:type="simple" xlink:show="embed" xlink:actuate="onLoad" loext:mime-type="image/png">
            <text:p/>
          </draw:image>
        </draw:frame>
        <draw:frame draw:style-name="gr2" draw:text-style-name="P2" draw:layer="layout" svg:width="4.178cm" svg:height="5.216cm" draw:transform="skewX (0.0150098315671512) translate (0.267cm 4.944cm)">
          <draw:image xlink:href="Pictures/100000000000008400000080DDCE4629FEFCFABA.png" xlink:type="simple" xlink:show="embed" xlink:actuate="onLoad" loext:mime-type="image/png">
            <text:p/>
          </draw:image>
        </draw:frame>
        <draw:frame draw:style-name="gr2" draw:text-style-name="P2" draw:layer="layout" svg:width="4.178cm" svg:height="5.216cm" draw:transform="skewX (0.0150098315671512) rotate (-3.14159265358979) translate (13.575cm 20.202cm)">
          <draw:image xlink:href="Pictures/100000000000008400000080DDCE4629FEFCFABA.png" xlink:type="simple" xlink:show="embed" xlink:actuate="onLoad" loext:mime-type="image/png">
            <text:p/>
          </draw:image>
        </draw:frame>
        <draw:frame draw:style-name="gr2" draw:text-style-name="P2" draw:layer="layout" svg:width="4.178cm" svg:height="5.216cm" draw:transform="skewX (0.0150098315671512) rotate (-3.14159265358979) translate (13.575cm 15.249cm)">
          <draw:image xlink:href="Pictures/100000000000008400000080DDCE4629FEFCFA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15S</meta:editing-duration>
    <meta:editing-cycles>46</meta:editing-cycles>
    <meta:generator>LibreOffice/6.1.5.2$Linux_X86_64 LibreOffice_project/10$Build-2</meta:generator>
    <dc:date>2022-01-16T01:43:16.429692778</dc:date>
    <meta:document-statistic meta:object-count="6"/>
  </office:meta>
</office:document-meta>
</file>